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Helvetica" svg:font-family="Helvetica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689in"/>
    </style:style>
    <style:style style:name="co2" style:family="table-column">
      <style:table-column-properties fo:break-before="auto" style:column-width="2.0201in"/>
    </style:style>
    <style:style style:name="co3" style:family="table-column">
      <style:table-column-properties fo:break-before="auto" style:column-width="1.002in"/>
    </style:style>
    <style:style style:name="ro1" style:family="table-row">
      <style:table-row-properties style:row-height="0.211in" fo:break-before="auto" style:use-optimal-row-height="true"/>
    </style:style>
    <style:style style:name="ro2" style:family="table-row">
      <style:table-row-properties style:row-height="0.2283in" fo:break-before="auto" style:use-optimal-row-height="true"/>
    </style:style>
    <style:style style:name="ro3" style:family="table-row">
      <style:table-row-properties style:row-height="0.1945in" fo:break-before="auto" style:use-optimal-row-height="true"/>
    </style:style>
    <style:style style:name="ro4" style:family="table-row">
      <style:table-row-properties style:row-height="0.228in" fo:break-before="auto" style:use-optimal-row-height="true"/>
    </style:style>
    <style:style style:name="ta1" style:family="table" style:master-page-name="PageStyle_5f_INSTRUCTIONS">
      <style:table-properties table:display="true" style:writing-mode="lr-tb"/>
    </style:style>
    <style:style style:name="ta2" style:family="table" style:master-page-name="PageStyle_5f_SELF-EVALUATION">
      <style:table-properties table:display="true" style:writing-mode="lr-tb"/>
    </style:style>
    <style:style style:name="ta3" style:family="table" style:master-page-name="PageStyle_5f_GROUP_20_MEMBER_20_1">
      <style:table-properties table:display="true" style:writing-mode="lr-tb"/>
    </style:style>
    <style:style style:name="ta4" style:family="table" style:master-page-name="PageStyle_5f_GROUP_20_MEMBER_20_2">
      <style:table-properties table:display="true" style:writing-mode="lr-tb"/>
    </style:style>
    <style:style style:name="ta5" style:family="table" style:master-page-name="PageStyle_5f_GROUP_20_MEMBER_20_3">
      <style:table-properties table:display="true" style:writing-mode="lr-tb"/>
    </style:style>
    <style:style style:name="ta6" style:family="table" style:master-page-name="PageStyle_5f_GROUP_20_MEMBER_20_4">
      <style:table-properties table:display="true" style:writing-mode="lr-tb"/>
    </style:style>
    <style:style style:name="ta7" style:family="table" style:master-page-name="PageStyle_5f_GROUP_20_MEMBER_20_5">
      <style:table-properties table:display="true" style:writing-mode="lr-tb"/>
    </style:style>
    <style:style style:name="ce1" style:family="table-cell" style:parent-style-name="Excel_20_Built-in_20_Normal">
      <style:text-properties fo:color="#333333" style:text-outline="false" style:text-line-through-style="none" style:font-name="Helvetica Neu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" style:family="table-cell" style:parent-style-name="Excel_20_Built-in_20_Normal">
      <style:text-properties fo:color="#333333" style:text-outline="false" style:text-line-through-style="none" style:font-name="Helvetica Neu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.1398in" style:writing-mode="page"/>
      <style:text-properties fo:color="#333333" style:text-outline="false" style:text-line-through-style="none" style:font-name="Helvetica Neu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Excel_20_Built-in_20_Normal">
      <style:text-properties fo:color="#333333" style:text-outline="false" style:text-line-through-style="none" style:font-name="Helvetica Neue" fo:font-size="13pt" fo:font-style="normal" fo:text-shadow="none" style:text-underline-style="solid" style:text-underline-width="auto" style:text-underline-color="font-color" fo:font-weight="bold" style:font-size-asian="13pt" style:font-style-asian="normal" style:font-weight-asian="bold" style:font-size-complex="13pt" style:font-style-complex="normal" style:font-weight-complex="bold"/>
    </style:style>
    <style:style style:name="ce5" style:family="table-cell" style:parent-style-name="Excel_20_Built-in_20_Normal">
      <style:text-properties fo:color="#000000" style:text-outline="false" style:text-line-through-style="none" style:font-name="Helvetic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Excel_20_Built-in_20_Normal">
      <style:text-properties fo:color="#333333" style:text-outline="false" style:text-line-through-style="none" style:font-name="Helvetic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Excel_20_Built-in_20_Normal">
      <style:text-properties fo:color="#333333" style:text-outline="false" style:text-line-through-style="none" style:font-name="Helvetic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Excel_20_Built-in_20_Normal">
      <style:text-properties fo:color="#333333" style:text-outline="false" style:text-line-through-style="none" style:font-name="Helvetica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Excel_20_Built-in_20_Normal">
      <style:text-properties fo:color="#000000" style:text-outline="false" style:text-line-through-style="none" style:font-name="Helvetic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Excel_20_Built-in_20_Normal">
      <style:text-properties fo:font-weight="bold" style:font-weight-asian="bold" style:font-weight-complex="bold"/>
    </style:style>
    <style:style style:name="T1" style:family="text">
      <style:text-properties fo:color="#333333" style:text-outline="false" style:text-line-through-style="none" style:text-position="0% 100%" style:font-name="Helvetica Neu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2" style:family="text">
      <style:text-properties fo:color="#333333" style:text-outline="false" style:text-line-through-style="none" style:text-position="0% 100%" style:font-name="Helvetica Neu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color="#333333" style:text-outline="false" style:text-line-through-style="none" style:text-position="0% 100%" style:font-name="Helvetic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color="#333333" style:text-outline="false" style:text-line-through-style="none" style:text-position="0% 100%" style:font-name="Helvetic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STRUCTIONS" table:style-name="ta1" table:print="false">
        <table:table-column table:style-name="co1" table:number-columns-repeated="1024" table:default-cell-style-name="Excel_20_Built-in_20_Normal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>
            <text:p>INSTRUCTION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style-name="ce2" office:value-type="string">
            <text:p>Answer the questions on each tab (see bottom of the excel workbook) for each of your group members, starting with yourself. <text:span text:style-name="T1">BOLD</text:span>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your answer for each section. Add additional comments below the questions. Please note that while all feedback will be anonymous, every classmate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will be receiving a copy of their evaluations so do not add any identifying information. Keep it professional.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>
            <text:p>Peer evaluation scores for each student will be calculated as follows: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For each student's evaluation, sum the 5 rating scales (5-25 points).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Add a number based on the grade question (A=10, B=8, C=5, D=2, F=0) to each evaluation.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Subtract 5 points for total score for each evaluation to convert to a 0-30 point scale.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Calculate the average score across all evaluations of the student, including the student's self-evaluation (again on a 0-30 point scale).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Divide by three to obtain the final peer evaluation score (0-10 points; scores will be rounded to the nearest whole number).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2" office:value-type="string">
            <text:p>Example: Suppose Student A receives the following evaluations from his/her groupmates: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Student A: 5, 4, 5, 5, 4, A (self-evaluation)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Student B: 5, 5, 5, 5, 5, A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Student C: 4, 3, 4, 3, 4, B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Student D: 3, 4, 5, 4, 4, B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Student E: 2, 3, 3, 2, 2, D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2" office:value-type="string">
            <text:p>Student A's peer evaluation score would be calculated as follows: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Student A self-evaluation score: 28 (5 + 4 + 5 + 5 + 4 + 10 = 33, 33 - 5 = 28)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Student B score: 30 (5 + 5 + 5 + 5 + 5 + 10 = 35, 35 - 5 = 30)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Student C score: 21 (4 + 3 + 4 + 3 + 4 + 8 = 26, 26 - 5 = 21)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Student D score: 23 (3 + 4 + 5 + 4 + 4 + 8 = 28, 28 - 5 = 23)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Student E score: 9 (2 + 3 + 3 + 2 + 2 + 2 = 14, 14 - 5 = 9)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2" office:value-type="string">
            <text:p>Peer evaluation score: 7 ( (28 + 30 + 21 + 23 + 9) / 5 = 22.2 average, 22.2 / 3 = 7.4, rounded down to 7)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Note<text:span text:style-name="T2">: The instructor reserves the right to, in rare situations and should observation of group activities make it necessary, adjust peer evaluation scores for individual students to ensure fairness.</text:span></text:p>
          </table:table-cell>
          <table:table-cell table:number-columns-repeated="1023"/>
        </table:table-row>
        <table:table-row table:style-name="ro1" table:number-rows-repeated="4">
          <table:table-cell table:style-name="ce2"/>
          <table:table-cell table:number-columns-repeated="1023"/>
        </table:table-row>
        <table:table-row table:style-name="ro2">
          <table:table-cell table:style-name="ce2" office:value-type="string">
            <text:p>SAVE this document as: FSUID_OA3.xlsx --- For example, Casey Yu's would be <text:span text:style-name="T1">cy09g_OA3.xlsx</text:span>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Submit the spreadsheet to Canvas at https://canvas.instructure.com/courses/831682/assignments/2563472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LF-EVALUATION" table:style-name="ta2" table:print="false">
        <table:table-column table:style-name="co2" table:default-cell-style-name="ce5"/>
        <table:table-column table:style-name="co3" table:number-columns-repeated="1023" table:default-cell-style-name="ce5"/>
        <table:table-row table:style-name="ro4">
          <table:table-cell table:number-columns-repeated="1024"/>
        </table:table-row>
        <table:table-row table:style-name="ro4">
          <table:table-cell table:style-name="ce6" office:value-type="string">
            <text:p>SELF EVALUATION</text:p>
          </table:table-cell>
          <table:table-cell table:number-columns-repeated="1023"/>
        </table:table-row>
        <table:table-row table:style-name="ro4">
          <table:table-cell table:style-name="ce6" office:value-type="string">
            <text:p><text:span text:style-name="T3">Bold</text:span><text:span text:style-name="T4"> your answer for each question.</text:span></text:p>
          </table:table-cell>
          <table:table-cell table:number-columns-repeated="1023"/>
        </table:table-row>
        <table:table-row table:style-name="ro4">
          <table:table-cell table:style-name="ce6"/>
          <table:table-cell table:number-columns-repeated="1023"/>
        </table:table-row>
        <table:table-row table:style-name="ro4">
          <table:table-cell table:style-name="ce6" office:value-type="string">
            <text:p>Your name:</text:p>
          </table:table-cell>
          <table:table-cell table:number-columns-repeated="1023"/>
        </table:table-row>
        <table:table-row table:style-name="ro4">
          <table:table-cell table:style-name="ce6"/>
          <table:table-cell table:number-columns-repeated="1023"/>
        </table:table-row>
        <table:table-row table:style-name="ro4">
          <table:table-cell table:style-name="ce7" office:value-type="string">
            <text:p>Collegiality<text:span text:style-name="T4">: Rate from </text:span><text:span text:style-name="T3">1-5</text:span><text:span text:style-name="T4"> on the following scale:</text:span></text:p>
          </table:table-cell>
          <table:table-cell table:number-columns-repeated="1023"/>
        </table:table-row>
        <table:table-row table:style-name="ro4">
          <table:table-cell/>
          <table:table-cell table:style-name="ce6" office:value-type="string">
            <text:p>1: Consistently undermined the group's ability to work together</text:p>
          </table:table-cell>
          <table:table-cell table:number-columns-repeated="1022"/>
        </table:table-row>
        <table:table-row table:style-name="ro4">
          <table:table-cell/>
          <table:table-cell table:style-name="ce6" office:value-type="string">
            <text:p>2: Occasionally uncooperative, but generally pleasant and helpful</text:p>
          </table:table-cell>
          <table:table-cell table:number-columns-repeated="1022"/>
        </table:table-row>
        <table:table-row table:style-name="ro4">
          <table:table-cell/>
          <table:table-cell table:style-name="ce6" office:value-type="string">
            <text:p>3: Had some problems contributing to the group, but not uncooperative</text:p>
          </table:table-cell>
          <table:table-cell table:number-columns-repeated="1022"/>
        </table:table-row>
        <table:table-row table:style-name="ro4">
          <table:table-cell/>
          <table:table-cell table:style-name="ce6" office:value-type="string">
            <text:p>4: A good team player whom I wouldn't mind working with again</text:p>
          </table:table-cell>
          <table:table-cell table:number-columns-repeated="1022"/>
        </table:table-row>
        <table:table-row table:style-name="ro4">
          <table:table-cell/>
          <table:table-cell table:style-name="ce7" office:value-type="string">
            <text:p>5: An exceptional team player whom I would seek out as a future collaborator</text:p>
          </table:table-cell>
          <table:table-cell table:style-name="ce9" table:number-columns-repeated="6"/>
          <table:table-cell table:number-columns-repeated="1016"/>
        </table:table-row>
        <table:table-row table:style-name="ro4">
          <table:table-cell table:style-name="ce7" office:value-type="string">
            <text:p>Timeliness<text:span text:style-name="T4">: Rate from </text:span><text:span text:style-name="T3">1-5</text:span><text:span text:style-name="T4"> on the following scale:</text:span></text:p>
          </table:table-cell>
          <table:table-cell table:number-columns-repeated="1023"/>
        </table:table-row>
        <table:table-row table:style-name="ro4">
          <table:table-cell/>
          <table:table-cell table:style-name="ce6" office:value-type="string">
            <text:p>1: No firm deadlines agreed to, did not keep up with the rest of the group</text:p>
          </table:table-cell>
          <table:table-cell table:number-columns-repeated="1022"/>
        </table:table-row>
        <table:table-row table:style-name="ro4">
          <table:table-cell/>
          <table:table-cell table:style-name="ce6" office:value-type="string">
            <text:p>2: Agreed to deadlines, but did not meet any</text:p>
          </table:table-cell>
          <table:table-cell table:number-columns-repeated="1022"/>
        </table:table-row>
        <table:table-row table:style-name="ro4">
          <table:table-cell/>
          <table:table-cell table:style-name="ce6" office:value-type="string">
            <text:p>3: Agreed to deadlines, and met some, but not all</text:p>
          </table:table-cell>
          <table:table-cell table:number-columns-repeated="1022"/>
        </table:table-row>
        <table:table-row table:style-name="ro4">
          <table:table-cell/>
          <table:table-cell table:style-name="ce7" office:value-type="string">
            <text:p>4: Agreed to deadlines and met most of them</text:p>
          </table:table-cell>
          <table:table-cell table:style-name="ce9" table:number-columns-repeated="3"/>
          <table:table-cell table:number-columns-repeated="1019"/>
        </table:table-row>
        <table:table-row table:style-name="ro4">
          <table:table-cell/>
          <table:table-cell table:style-name="ce6" office:value-type="string">
            <text:p>5: Agreed to deadlines and met all or delivered early</text:p>
          </table:table-cell>
          <table:table-cell table:number-columns-repeated="1022"/>
        </table:table-row>
        <table:table-row table:style-name="ro4">
          <table:table-cell table:style-name="ce7" office:value-type="string">
            <text:p>Reliability<text:span text:style-name="T4">: Rate from </text:span><text:span text:style-name="T3">1-5</text:span><text:span text:style-name="T4"> on the following scale:</text:span></text:p>
          </table:table-cell>
          <table:table-cell table:number-columns-repeated="1023"/>
        </table:table-row>
        <table:table-row table:style-name="ro4">
          <table:table-cell/>
          <table:table-cell table:style-name="ce6" office:value-type="string">
            <text:p>1: Did not keep or make any commitments to the group</text:p>
          </table:table-cell>
          <table:table-cell table:number-columns-repeated="1022"/>
        </table:table-row>
        <table:table-row table:style-name="ro4">
          <table:table-cell/>
          <table:table-cell table:style-name="ce6" office:value-type="string">
            <text:p>2: Failed to keep most group commitments</text:p>
          </table:table-cell>
          <table:table-cell table:number-columns-repeated="1022"/>
        </table:table-row>
        <table:table-row table:style-name="ro4">
          <table:table-cell/>
          <table:table-cell table:style-name="ce6" office:value-type="string">
            <text:p>3: Kept some commitments, but failed to keep others</text:p>
          </table:table-cell>
          <table:table-cell table:number-columns-repeated="1022"/>
        </table:table-row>
        <table:table-row table:style-name="ro4">
          <table:table-cell/>
          <table:table-cell table:style-name="ce7" office:value-type="string">
            <text:p>4: Kept most, but not all commitments to the group</text:p>
          </table:table-cell>
          <table:table-cell table:style-name="ce9" table:number-columns-repeated="4"/>
          <table:table-cell table:number-columns-repeated="1018"/>
        </table:table-row>
        <table:table-row table:style-name="ro4">
          <table:table-cell/>
          <table:table-cell table:style-name="ce6" office:value-type="string">
            <text:p>5: Kept all commitments to the group</text:p>
          </table:table-cell>
          <table:table-cell table:number-columns-repeated="1022"/>
        </table:table-row>
        <table:table-row table:style-name="ro4">
          <table:table-cell table:style-name="ce7" office:value-type="string">
            <text:p>Contribution quality<text:span text:style-name="T4">: Rate from </text:span><text:span text:style-name="T3">1-5</text:span><text:span text:style-name="T4"> on the following scale:</text:span></text:p>
          </table:table-cell>
          <table:table-cell table:number-columns-repeated="1023"/>
        </table:table-row>
        <table:table-row table:style-name="ro4">
          <table:table-cell/>
          <table:table-cell table:style-name="ce6" office:value-type="string">
            <text:p>1: Contribution required significant revision by others to satisfy the group's expectations</text:p>
          </table:table-cell>
          <table:table-cell table:number-columns-repeated="1022"/>
        </table:table-row>
        <table:table-row table:style-name="ro4">
          <table:table-cell/>
          <table:table-cell table:style-name="ce6" office:value-type="string">
            <text:p>2: A solid contribution, but requiring some minor improvements by others</text:p>
          </table:table-cell>
          <table:table-cell table:number-columns-repeated="1022"/>
        </table:table-row>
        <table:table-row table:style-name="ro4">
          <table:table-cell/>
          <table:table-cell table:style-name="ce6" office:value-type="string">
            <text:p>3: Met expectations, but did not exceed them</text:p>
          </table:table-cell>
          <table:table-cell table:number-columns-repeated="1022"/>
        </table:table-row>
        <table:table-row table:style-name="ro4">
          <table:table-cell/>
          <table:table-cell table:style-name="ce6" office:value-type="string">
            <text:p>4: Made above average contributions</text:p>
          </table:table-cell>
          <table:table-cell table:number-columns-repeated="1022"/>
        </table:table-row>
        <table:table-row table:style-name="ro4">
          <table:table-cell/>
          <table:table-cell table:style-name="ce7" office:value-type="string">
            <text:p>5: In content and form, contributions were of exceptional merit</text:p>
          </table:table-cell>
          <table:table-cell table:style-name="ce9" table:number-columns-repeated="5"/>
          <table:table-cell table:number-columns-repeated="1017"/>
        </table:table-row>
        <table:table-row table:style-name="ro4">
          <table:table-cell table:style-name="ce7" office:value-type="string">
            <text:p>Contribution attitude<text:span text:style-name="T4">: Rate from </text:span><text:span text:style-name="T3">1-5</text:span><text:span text:style-name="T4"> on the following scale:</text:span></text:p>
          </table:table-cell>
          <table:table-cell table:number-columns-repeated="1023"/>
        </table:table-row>
        <table:table-row table:style-name="ro4">
          <table:table-cell/>
          <table:table-cell table:style-name="ce6" office:value-type="string">
            <text:p>1: Impeded work and problem solving by other members of the group</text:p>
          </table:table-cell>
          <table:table-cell table:number-columns-repeated="1022"/>
        </table:table-row>
        <table:table-row table:style-name="ro4">
          <table:table-cell/>
          <table:table-cell table:style-name="ce6" office:value-type="string">
            <text:p>2: Neither contributed to nor impeded group work and problem solving</text:p>
          </table:table-cell>
          <table:table-cell table:number-columns-repeated="1022"/>
        </table:table-row>
        <table:table-row table:style-name="ro4">
          <table:table-cell/>
          <table:table-cell table:style-name="ce6" office:value-type="string">
            <text:p>3: Demonstrated willingness to participate in solving problems and group work</text:p>
          </table:table-cell>
          <table:table-cell table:number-columns-repeated="1022"/>
        </table:table-row>
        <table:table-row table:style-name="ro4">
          <table:table-cell/>
          <table:table-cell table:style-name="ce6" office:value-type="string">
            <text:p>4: Helped others to explore solutions to problems and worked together with group</text:p>
          </table:table-cell>
          <table:table-cell table:number-columns-repeated="1022"/>
        </table:table-row>
        <table:table-row table:style-name="ro4">
          <table:table-cell/>
          <table:table-cell table:style-name="ce7" office:value-type="string">
            <text:p>5: Creative in identifying solutions to problems and in working together with group</text:p>
          </table:table-cell>
          <table:table-cell table:style-name="ce9" table:number-columns-repeated="6"/>
          <table:table-cell table:number-columns-repeated="1016"/>
        </table:table-row>
        <table:table-row table:style-name="ro4">
          <table:table-cell/>
          <table:table-cell table:style-name="ce6"/>
          <table:table-cell table:number-columns-repeated="1022"/>
        </table:table-row>
        <table:table-row table:style-name="ro4">
          <table:table-cell table:style-name="ce8" office:value-type="string">
            <text:p>If<text:span text:style-name="T4"> you were to give this student a </text:span><text:span text:style-name="T3">grade</text:span><text:span text:style-name="T4"> (A, B, C, D, F) based on their participation on this project, what would it be?</text:span></text:p>
          </table:table-cell>
          <table:table-cell table:number-columns-repeated="1023"/>
        </table:table-row>
        <table:table-row table:style-name="ro4">
          <table:table-cell table:style-name="ce8"/>
          <table:table-cell table:style-name="ce7" office:value-type="string">
            <text:p>Grade:A</text:p>
          </table:table-cell>
          <table:table-cell table:number-columns-repeated="1022"/>
        </table:table-row>
        <table:table-row table:style-name="ro4">
          <table:table-cell table:style-name="ce8"/>
          <table:table-cell table:style-name="ce6"/>
          <table:table-cell table:number-columns-repeated="1022"/>
        </table:table-row>
        <table:table-row table:style-name="ro4">
          <table:table-cell table:style-name="ce6" office:value-type="string">
            <text:p>Please include any <text:span text:style-name="T3">additional comments</text:span><text:span text:style-name="T4"> you have on this student's performance in this group project.</text:span></text:p>
          </table:table-cell>
          <table:table-cell table:number-columns-repeated="1023"/>
        </table:table-row>
        <table:table-row table:style-name="ro4">
          <table:table-cell/>
          <table:table-cell office:value-type="string">
            <text:p>Comments:</text:p>
          </table:table-cell>
          <table:table-cell table:number-columns-repeated="1022"/>
        </table:table-row>
        <table:table-row table:style-name="ro4" table:number-rows-repeated="104853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ROUP MEMBER 1" table:style-name="ta3" table:print="false">
        <table:table-column table:style-name="co1" table:number-columns-repeated="1024" table:default-cell-style-name="Excel_20_Built-in_20_Normal"/>
        <table:table-row table:style-name="ro4">
          <table:table-cell table:style-name="ce6" office:value-type="string">
            <text:p><text:span text:style-name="T3">Bold</text:span><text:span text:style-name="T4"> your answer for each question.</text:span>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6"/>
          <table:table-cell table:style-name="ce5"/>
          <table:table-cell table:number-columns-repeated="1022"/>
        </table:table-row>
        <table:table-row table:style-name="ro4">
          <table:table-cell table:style-name="ce6" office:value-type="string">
            <text:p>Group member name: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6"/>
          <table:table-cell table:style-name="ce5"/>
          <table:table-cell table:number-columns-repeated="1022"/>
        </table:table-row>
        <table:table-row table:style-name="ro4">
          <table:table-cell table:style-name="ce7" office:value-type="string">
            <text:p>Collegiality<text:span text:style-name="T4">: Rate from </text:span><text:span text:style-name="T3">1-5</text:span><text:span text:style-name="T4"> on the following scale:</text:span>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1: Consistently undermined the group's ability to work together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2: Occasionally uncooperative, but generally pleasant and helpful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3: Had some problems contributing to the group, but not uncooperative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4: A good team player whom I wouldn't mind working with again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7" office:value-type="string">
            <text:p>5: An exceptional team player whom I would seek out as a future collaborator</text:p>
          </table:table-cell>
          <table:table-cell table:style-name="ce10" table:number-columns-repeated="6"/>
          <table:table-cell table:number-columns-repeated="1016"/>
        </table:table-row>
        <table:table-row table:style-name="ro4">
          <table:table-cell table:style-name="ce7" office:value-type="string">
            <text:p>Timeliness<text:span text:style-name="T4">: Rate from </text:span><text:span text:style-name="T3">1-5</text:span><text:span text:style-name="T4"> on the following scale:</text:span>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1: No firm deadlines agreed to, did not keep up with the rest of the group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2: Agreed to deadlines, but did not meet any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3: Agreed to deadlines, and met some, but not all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7" office:value-type="string">
            <text:p>4: Agreed to deadlines and met most of them</text:p>
          </table:table-cell>
          <table:table-cell table:style-name="ce10" table:number-columns-repeated="4"/>
          <table:table-cell table:number-columns-repeated="1018"/>
        </table:table-row>
        <table:table-row table:style-name="ro4">
          <table:table-cell table:style-name="ce5"/>
          <table:table-cell table:style-name="ce6" office:value-type="string">
            <text:p>5: Agreed to deadlines and met all or delivered early</text:p>
          </table:table-cell>
          <table:table-cell table:number-columns-repeated="1022"/>
        </table:table-row>
        <table:table-row table:style-name="ro4">
          <table:table-cell table:style-name="ce7" office:value-type="string">
            <text:p>Reliability<text:span text:style-name="T4">: Rate from </text:span><text:span text:style-name="T3">1-5</text:span><text:span text:style-name="T4"> on the following scale:</text:span>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1: Did not keep or make any commitments to the group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2: Failed to keep most group commitments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3: Kept some commitments, but failed to keep others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4: Kept most, but not all commitments to the group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7" office:value-type="string">
            <text:p>5: Kept all commitments to the group</text:p>
          </table:table-cell>
          <table:table-cell table:style-name="ce10" table:number-columns-repeated="3"/>
          <table:table-cell table:number-columns-repeated="1019"/>
        </table:table-row>
        <table:table-row table:style-name="ro4">
          <table:table-cell table:style-name="ce7" office:value-type="string">
            <text:p>Contribution quality<text:span text:style-name="T4">: Rate from </text:span><text:span text:style-name="T3">1-5</text:span><text:span text:style-name="T4"> on the following scale:</text:span>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1: Contribution required significant revision by others to satisfy the group's expectations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2: A solid contribution, but requiring some minor improvements by others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3: Met expectations, but did not exceed them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7" office:value-type="string">
            <text:p>4: Made above average contributions</text:p>
          </table:table-cell>
          <table:table-cell table:style-name="ce10" table:number-columns-repeated="4"/>
          <table:table-cell table:number-columns-repeated="1018"/>
        </table:table-row>
        <table:table-row table:style-name="ro4">
          <table:table-cell table:style-name="ce5"/>
          <table:table-cell table:style-name="ce6" office:value-type="string">
            <text:p>5: In content and form, contributions were of exceptional merit</text:p>
          </table:table-cell>
          <table:table-cell table:number-columns-repeated="1022"/>
        </table:table-row>
        <table:table-row table:style-name="ro4">
          <table:table-cell table:style-name="ce7" office:value-type="string">
            <text:p>Contribution attitude<text:span text:style-name="T4">: Rate from </text:span><text:span text:style-name="T3">1-5</text:span><text:span text:style-name="T4"> on the following scale:</text:span>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1: Impeded work and problem solving by other members of the group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2: Neither contributed to nor impeded group work and problem solving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3: Demonstrated willingness to participate in solving problems and group work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4: Helped others to explore solutions to problems and worked together with group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7" office:value-type="string">
            <text:p>5: Creative in identifying solutions to problems and in working together with group</text:p>
          </table:table-cell>
          <table:table-cell table:style-name="ce10" table:number-columns-repeated="7"/>
          <table:table-cell table:number-columns-repeated="1015"/>
        </table:table-row>
        <table:table-row table:style-name="ro4">
          <table:table-cell table:style-name="ce5"/>
          <table:table-cell table:style-name="ce6"/>
          <table:table-cell table:number-columns-repeated="1022"/>
        </table:table-row>
        <table:table-row table:style-name="ro4">
          <table:table-cell table:style-name="ce8" office:value-type="string">
            <text:p>If<text:span text:style-name="T4"> you were to give this student a </text:span><text:span text:style-name="T3">grade</text:span><text:span text:style-name="T4"> (A, B, C, D, F) based on their participation on this project, what would it be?</text:span>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8"/>
          <table:table-cell table:style-name="ce7" office:value-type="string">
            <text:p>Grade: A</text:p>
          </table:table-cell>
          <table:table-cell table:number-columns-repeated="1022"/>
        </table:table-row>
        <table:table-row table:style-name="ro4">
          <table:table-cell table:style-name="ce8"/>
          <table:table-cell table:style-name="ce6"/>
          <table:table-cell table:number-columns-repeated="1022"/>
        </table:table-row>
        <table:table-row table:style-name="ro4">
          <table:table-cell table:style-name="ce6" office:value-type="string">
            <text:p>Please include any <text:span text:style-name="T3">additional comments</text:span><text:span text:style-name="T4"> you have on this student's performance in this group project.</text:span>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5"/>
          <table:table-cell table:style-name="ce5" office:value-type="string">
            <text:p>Comments:</text:p>
          </table:table-cell>
          <table:table-cell office:value-type="string">
            <text:p>working with enderlin was really cool. We both have very different specialties inside of the same umbrealla and I think that we both learned a lot working together.</text:p>
          </table:table-cell>
          <table:table-cell table:number-columns-repeated="1021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P MEMBER 2" table:style-name="ta4" table:print="false">
        <table:table-column table:style-name="co1" table:number-columns-repeated="1024" table:default-cell-style-name="Excel_20_Built-in_20_Normal"/>
        <table:table-row table:style-name="ro4">
          <table:table-cell table:style-name="ce6" office:value-type="string">
            <text:p><text:span text:style-name="T3">Bold</text:span><text:span text:style-name="T4"> your answer for each question.</text:span>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6"/>
          <table:table-cell table:style-name="ce5"/>
          <table:table-cell table:number-columns-repeated="1022"/>
        </table:table-row>
        <table:table-row table:style-name="ro4">
          <table:table-cell table:style-name="ce6" office:value-type="string">
            <text:p>Group member name: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6"/>
          <table:table-cell table:style-name="ce5"/>
          <table:table-cell table:number-columns-repeated="1022"/>
        </table:table-row>
        <table:table-row table:style-name="ro4">
          <table:table-cell table:style-name="ce7" office:value-type="string">
            <text:p>Collegiality<text:span text:style-name="T4">: Rate from </text:span><text:span text:style-name="T3">1-5</text:span><text:span text:style-name="T4"> on the following scale:</text:span>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1: Consistently undermined the group's ability to work together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2: Occasionally uncooperative, but generally pleasant and helpful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3: Had some problems contributing to the group, but not uncooperative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4: A good team player whom I wouldn't mind working with again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5: An exceptional team player whom I would seek out as a future collaborator</text:p>
          </table:table-cell>
          <table:table-cell table:number-columns-repeated="1022"/>
        </table:table-row>
        <table:table-row table:style-name="ro4">
          <table:table-cell table:style-name="ce7" office:value-type="string">
            <text:p>Timeliness<text:span text:style-name="T4">: Rate from </text:span><text:span text:style-name="T3">1-5</text:span><text:span text:style-name="T4"> on the following scale:</text:span>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1: No firm deadlines agreed to, did not keep up with the rest of the group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2: Agreed to deadlines, but did not meet any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3: Agreed to deadlines, and met some, but not all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4: Agreed to deadlines and met most of them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5: Agreed to deadlines and met all or delivered early</text:p>
          </table:table-cell>
          <table:table-cell table:number-columns-repeated="1022"/>
        </table:table-row>
        <table:table-row table:style-name="ro4">
          <table:table-cell table:style-name="ce7" office:value-type="string">
            <text:p>Reliability<text:span text:style-name="T4">: Rate from </text:span><text:span text:style-name="T3">1-5</text:span><text:span text:style-name="T4"> on the following scale:</text:span>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1: Did not keep or make any commitments to the group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2: Failed to keep most group commitments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3: Kept some commitments, but failed to keep others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4: Kept most, but not all commitments to the group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5: Kept all commitments to the group</text:p>
          </table:table-cell>
          <table:table-cell table:number-columns-repeated="1022"/>
        </table:table-row>
        <table:table-row table:style-name="ro4">
          <table:table-cell table:style-name="ce7" office:value-type="string">
            <text:p>Contribution quality<text:span text:style-name="T4">: Rate from </text:span><text:span text:style-name="T3">1-5</text:span><text:span text:style-name="T4"> on the following scale:</text:span>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1: Contribution required significant revision by others to satisfy the group's expectations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2: A solid contribution, but requiring some minor improvements by others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3: Met expectations, but did not exceed them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4: Made above average contributions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5: In content and form, contributions were of exceptional merit</text:p>
          </table:table-cell>
          <table:table-cell table:number-columns-repeated="1022"/>
        </table:table-row>
        <table:table-row table:style-name="ro4">
          <table:table-cell table:style-name="ce7" office:value-type="string">
            <text:p>Contribution attitude<text:span text:style-name="T4">: Rate from </text:span><text:span text:style-name="T3">1-5</text:span><text:span text:style-name="T4"> on the following scale:</text:span>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1: Impeded work and problem solving by other members of the group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2: Neither contributed to nor impeded group work and problem solving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3: Demonstrated willingness to participate in solving problems and group work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4: Helped others to explore solutions to problems and worked together with group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5: Creative in identifying solutions to problems and in working together with group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/>
          <table:table-cell table:number-columns-repeated="1022"/>
        </table:table-row>
        <table:table-row table:style-name="ro4">
          <table:table-cell table:style-name="ce8" office:value-type="string">
            <text:p>If<text:span text:style-name="T4"> you were to give this student a </text:span><text:span text:style-name="T3">grade</text:span><text:span text:style-name="T4"> (A, B, C, D, F) based on their participation on this project, what would it be?</text:span>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8"/>
          <table:table-cell table:style-name="ce6" office:value-type="string">
            <text:p>Grade:</text:p>
          </table:table-cell>
          <table:table-cell table:number-columns-repeated="1022"/>
        </table:table-row>
        <table:table-row table:style-name="ro4">
          <table:table-cell table:style-name="ce8"/>
          <table:table-cell table:style-name="ce6"/>
          <table:table-cell table:number-columns-repeated="1022"/>
        </table:table-row>
        <table:table-row table:style-name="ro4">
          <table:table-cell table:style-name="ce6" office:value-type="string">
            <text:p>Please include any <text:span text:style-name="T3">additional comments</text:span><text:span text:style-name="T4"> you have on this student's performance in this group project.</text:span>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5"/>
          <table:table-cell table:style-name="ce5" office:value-type="string">
            <text:p>Comments:</text:p>
          </table:table-cell>
          <table:table-cell table:number-columns-repeated="1022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P MEMBER 3" table:style-name="ta5" table:print="false">
        <table:table-column table:style-name="co1" table:number-columns-repeated="1024" table:default-cell-style-name="Excel_20_Built-in_20_Normal"/>
        <table:table-row table:style-name="ro4">
          <table:table-cell table:style-name="ce6" office:value-type="string">
            <text:p><text:span text:style-name="T3">Bold</text:span><text:span text:style-name="T4"> your answer for each question.</text:span>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6"/>
          <table:table-cell table:style-name="ce5"/>
          <table:table-cell table:number-columns-repeated="1022"/>
        </table:table-row>
        <table:table-row table:style-name="ro4">
          <table:table-cell table:style-name="ce6" office:value-type="string">
            <text:p>Group member name: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6"/>
          <table:table-cell table:style-name="ce5"/>
          <table:table-cell table:number-columns-repeated="1022"/>
        </table:table-row>
        <table:table-row table:style-name="ro4">
          <table:table-cell table:style-name="ce7" office:value-type="string">
            <text:p>Collegiality<text:span text:style-name="T4">: Rate from </text:span><text:span text:style-name="T3">1-5</text:span><text:span text:style-name="T4"> on the following scale:</text:span>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1: Consistently undermined the group's ability to work together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2: Occasionally uncooperative, but generally pleasant and helpful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3: Had some problems contributing to the group, but not uncooperative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4: A good team player whom I wouldn't mind working with again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5: An exceptional team player whom I would seek out as a future collaborator</text:p>
          </table:table-cell>
          <table:table-cell table:number-columns-repeated="1022"/>
        </table:table-row>
        <table:table-row table:style-name="ro4">
          <table:table-cell table:style-name="ce7" office:value-type="string">
            <text:p>Timeliness<text:span text:style-name="T4">: Rate from </text:span><text:span text:style-name="T3">1-5</text:span><text:span text:style-name="T4"> on the following scale:</text:span>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1: No firm deadlines agreed to, did not keep up with the rest of the group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2: Agreed to deadlines, but did not meet any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3: Agreed to deadlines, and met some, but not all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4: Agreed to deadlines and met most of them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5: Agreed to deadlines and met all or delivered early</text:p>
          </table:table-cell>
          <table:table-cell table:number-columns-repeated="1022"/>
        </table:table-row>
        <table:table-row table:style-name="ro4">
          <table:table-cell table:style-name="ce7" office:value-type="string">
            <text:p>Reliability<text:span text:style-name="T4">: Rate from </text:span><text:span text:style-name="T3">1-5</text:span><text:span text:style-name="T4"> on the following scale:</text:span>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1: Did not keep or make any commitments to the group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2: Failed to keep most group commitments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3: Kept some commitments, but failed to keep others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4: Kept most, but not all commitments to the group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5: Kept all commitments to the group</text:p>
          </table:table-cell>
          <table:table-cell table:number-columns-repeated="1022"/>
        </table:table-row>
        <table:table-row table:style-name="ro4">
          <table:table-cell table:style-name="ce7" office:value-type="string">
            <text:p>Contribution quality<text:span text:style-name="T4">: Rate from </text:span><text:span text:style-name="T3">1-5</text:span><text:span text:style-name="T4"> on the following scale:</text:span>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1: Contribution required significant revision by others to satisfy the group's expectations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2: A solid contribution, but requiring some minor improvements by others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3: Met expectations, but did not exceed them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4: Made above average contributions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5: In content and form, contributions were of exceptional merit</text:p>
          </table:table-cell>
          <table:table-cell table:number-columns-repeated="1022"/>
        </table:table-row>
        <table:table-row table:style-name="ro4">
          <table:table-cell table:style-name="ce7" office:value-type="string">
            <text:p>Contribution attitude<text:span text:style-name="T4">: Rate from </text:span><text:span text:style-name="T3">1-5</text:span><text:span text:style-name="T4"> on the following scale:</text:span>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1: Impeded work and problem solving by other members of the group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2: Neither contributed to nor impeded group work and problem solving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3: Demonstrated willingness to participate in solving problems and group work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4: Helped others to explore solutions to problems and worked together with group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5: Creative in identifying solutions to problems and in working together with group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/>
          <table:table-cell table:number-columns-repeated="1022"/>
        </table:table-row>
        <table:table-row table:style-name="ro4">
          <table:table-cell table:style-name="ce8" office:value-type="string">
            <text:p>If<text:span text:style-name="T4"> you were to give this student a </text:span><text:span text:style-name="T3">grade</text:span><text:span text:style-name="T4"> (A, B, C, D, F) based on their participation on this project, what would it be?</text:span>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8"/>
          <table:table-cell table:style-name="ce6" office:value-type="string">
            <text:p>Grade:</text:p>
          </table:table-cell>
          <table:table-cell table:number-columns-repeated="1022"/>
        </table:table-row>
        <table:table-row table:style-name="ro4">
          <table:table-cell table:style-name="ce8"/>
          <table:table-cell table:style-name="ce6"/>
          <table:table-cell table:number-columns-repeated="1022"/>
        </table:table-row>
        <table:table-row table:style-name="ro4">
          <table:table-cell table:style-name="ce6" office:value-type="string">
            <text:p>Please include any <text:span text:style-name="T3">additional comments</text:span><text:span text:style-name="T4"> you have on this student's performance in this group project.</text:span>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5"/>
          <table:table-cell table:style-name="ce5" office:value-type="string">
            <text:p>Comments:</text:p>
          </table:table-cell>
          <table:table-cell table:number-columns-repeated="1022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P MEMBER 4" table:style-name="ta6" table:print="false">
        <table:table-column table:style-name="co1" table:number-columns-repeated="1024" table:default-cell-style-name="Excel_20_Built-in_20_Normal"/>
        <table:table-row table:style-name="ro4">
          <table:table-cell table:style-name="ce6" office:value-type="string">
            <text:p><text:span text:style-name="T3">Bold</text:span><text:span text:style-name="T4"> your answer for each question.</text:span>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6"/>
          <table:table-cell table:style-name="ce5"/>
          <table:table-cell table:number-columns-repeated="1022"/>
        </table:table-row>
        <table:table-row table:style-name="ro4">
          <table:table-cell table:style-name="ce6" office:value-type="string">
            <text:p>Group member name: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6"/>
          <table:table-cell table:style-name="ce5"/>
          <table:table-cell table:number-columns-repeated="1022"/>
        </table:table-row>
        <table:table-row table:style-name="ro4">
          <table:table-cell table:style-name="ce7" office:value-type="string">
            <text:p>Collegiality<text:span text:style-name="T4">: Rate from </text:span><text:span text:style-name="T3">1-5</text:span><text:span text:style-name="T4"> on the following scale:</text:span>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1: Consistently undermined the group's ability to work together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2: Occasionally uncooperative, but generally pleasant and helpful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3: Had some problems contributing to the group, but not uncooperative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4: A good team player whom I wouldn't mind working with again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5: An exceptional team player whom I would seek out as a future collaborator</text:p>
          </table:table-cell>
          <table:table-cell table:number-columns-repeated="1022"/>
        </table:table-row>
        <table:table-row table:style-name="ro4">
          <table:table-cell table:style-name="ce7" office:value-type="string">
            <text:p>Timeliness<text:span text:style-name="T4">: Rate from </text:span><text:span text:style-name="T3">1-5</text:span><text:span text:style-name="T4"> on the following scale:</text:span>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1: No firm deadlines agreed to, did not keep up with the rest of the group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2: Agreed to deadlines, but did not meet any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3: Agreed to deadlines, and met some, but not all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4: Agreed to deadlines and met most of them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5: Agreed to deadlines and met all or delivered early</text:p>
          </table:table-cell>
          <table:table-cell table:number-columns-repeated="1022"/>
        </table:table-row>
        <table:table-row table:style-name="ro4">
          <table:table-cell table:style-name="ce7" office:value-type="string">
            <text:p>Reliability<text:span text:style-name="T4">: Rate from </text:span><text:span text:style-name="T3">1-5</text:span><text:span text:style-name="T4"> on the following scale:</text:span>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1: Did not keep or make any commitments to the group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2: Failed to keep most group commitments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3: Kept some commitments, but failed to keep others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4: Kept most, but not all commitments to the group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5: Kept all commitments to the group</text:p>
          </table:table-cell>
          <table:table-cell table:number-columns-repeated="1022"/>
        </table:table-row>
        <table:table-row table:style-name="ro4">
          <table:table-cell table:style-name="ce7" office:value-type="string">
            <text:p>Contribution quality<text:span text:style-name="T4">: Rate from </text:span><text:span text:style-name="T3">1-5</text:span><text:span text:style-name="T4"> on the following scale:</text:span>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1: Contribution required significant revision by others to satisfy the group's expectations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2: A solid contribution, but requiring some minor improvements by others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3: Met expectations, but did not exceed them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4: Made above average contributions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5: In content and form, contributions were of exceptional merit</text:p>
          </table:table-cell>
          <table:table-cell table:number-columns-repeated="1022"/>
        </table:table-row>
        <table:table-row table:style-name="ro4">
          <table:table-cell table:style-name="ce7" office:value-type="string">
            <text:p>Contribution attitude<text:span text:style-name="T4">: Rate from </text:span><text:span text:style-name="T3">1-5</text:span><text:span text:style-name="T4"> on the following scale:</text:span>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1: Impeded work and problem solving by other members of the group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2: Neither contributed to nor impeded group work and problem solving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3: Demonstrated willingness to participate in solving problems and group work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4: Helped others to explore solutions to problems and worked together with group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5: Creative in identifying solutions to problems and in working together with group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/>
          <table:table-cell table:number-columns-repeated="1022"/>
        </table:table-row>
        <table:table-row table:style-name="ro4">
          <table:table-cell table:style-name="ce8" office:value-type="string">
            <text:p>If<text:span text:style-name="T4"> you were to give this student a </text:span><text:span text:style-name="T3">grade</text:span><text:span text:style-name="T4"> (A, B, C, D, F) based on their participation on this project, what would it be?</text:span>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8"/>
          <table:table-cell table:style-name="ce6" office:value-type="string">
            <text:p>Grade:</text:p>
          </table:table-cell>
          <table:table-cell table:number-columns-repeated="1022"/>
        </table:table-row>
        <table:table-row table:style-name="ro4">
          <table:table-cell table:style-name="ce8"/>
          <table:table-cell table:style-name="ce6"/>
          <table:table-cell table:number-columns-repeated="1022"/>
        </table:table-row>
        <table:table-row table:style-name="ro4">
          <table:table-cell table:style-name="ce6" office:value-type="string">
            <text:p>Please include any <text:span text:style-name="T3">additional comments</text:span><text:span text:style-name="T4"> you have on this student's performance in this group project.</text:span>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5"/>
          <table:table-cell table:style-name="ce5" office:value-type="string">
            <text:p>Comments:</text:p>
          </table:table-cell>
          <table:table-cell table:number-columns-repeated="1022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UP MEMBER 5" table:style-name="ta7" table:print="false">
        <table:table-column table:style-name="co1" table:number-columns-repeated="1024" table:default-cell-style-name="Excel_20_Built-in_20_Normal"/>
        <table:table-row table:style-name="ro4">
          <table:table-cell table:style-name="ce6" office:value-type="string">
            <text:p><text:span text:style-name="T3">Bold</text:span><text:span text:style-name="T4"> your answer for each question.</text:span>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6"/>
          <table:table-cell table:style-name="ce5"/>
          <table:table-cell table:number-columns-repeated="1022"/>
        </table:table-row>
        <table:table-row table:style-name="ro4">
          <table:table-cell table:style-name="ce6" office:value-type="string">
            <text:p>Group member name: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6"/>
          <table:table-cell table:style-name="ce5"/>
          <table:table-cell table:number-columns-repeated="1022"/>
        </table:table-row>
        <table:table-row table:style-name="ro4">
          <table:table-cell table:style-name="ce7" office:value-type="string">
            <text:p>Collegiality<text:span text:style-name="T4">: Rate from </text:span><text:span text:style-name="T3">1-5</text:span><text:span text:style-name="T4"> on the following scale:</text:span>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1: Consistently undermined the group's ability to work together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2: Occasionally uncooperative, but generally pleasant and helpful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3: Had some problems contributing to the group, but not uncooperative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4: A good team player whom I wouldn't mind working with again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5: An exceptional team player whom I would seek out as a future collaborator</text:p>
          </table:table-cell>
          <table:table-cell table:number-columns-repeated="1022"/>
        </table:table-row>
        <table:table-row table:style-name="ro4">
          <table:table-cell table:style-name="ce7" office:value-type="string">
            <text:p>Timeliness<text:span text:style-name="T4">: Rate from </text:span><text:span text:style-name="T3">1-5</text:span><text:span text:style-name="T4"> on the following scale:</text:span>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1: No firm deadlines agreed to, did not keep up with the rest of the group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2: Agreed to deadlines, but did not meet any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3: Agreed to deadlines, and met some, but not all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4: Agreed to deadlines and met most of them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5: Agreed to deadlines and met all or delivered early</text:p>
          </table:table-cell>
          <table:table-cell table:number-columns-repeated="1022"/>
        </table:table-row>
        <table:table-row table:style-name="ro4">
          <table:table-cell table:style-name="ce7" office:value-type="string">
            <text:p>Reliability<text:span text:style-name="T4">: Rate from </text:span><text:span text:style-name="T3">1-5</text:span><text:span text:style-name="T4"> on the following scale:</text:span>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1: Did not keep or make any commitments to the group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2: Failed to keep most group commitments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3: Kept some commitments, but failed to keep others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4: Kept most, but not all commitments to the group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5: Kept all commitments to the group</text:p>
          </table:table-cell>
          <table:table-cell table:number-columns-repeated="1022"/>
        </table:table-row>
        <table:table-row table:style-name="ro4">
          <table:table-cell table:style-name="ce7" office:value-type="string">
            <text:p>Contribution quality<text:span text:style-name="T4">: Rate from </text:span><text:span text:style-name="T3">1-5</text:span><text:span text:style-name="T4"> on the following scale:</text:span>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1: Contribution required significant revision by others to satisfy the group's expectations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2: A solid contribution, but requiring some minor improvements by others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3: Met expectations, but did not exceed them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4: Made above average contributions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5: In content and form, contributions were of exceptional merit</text:p>
          </table:table-cell>
          <table:table-cell table:number-columns-repeated="1022"/>
        </table:table-row>
        <table:table-row table:style-name="ro4">
          <table:table-cell table:style-name="ce7" office:value-type="string">
            <text:p>Contribution attitude<text:span text:style-name="T4">: Rate from </text:span><text:span text:style-name="T3">1-5</text:span><text:span text:style-name="T4"> on the following scale:</text:span>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1: Impeded work and problem solving by other members of the group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2: Neither contributed to nor impeded group work and problem solving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3: Demonstrated willingness to participate in solving problems and group work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4: Helped others to explore solutions to problems and worked together with group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5: Creative in identifying solutions to problems and in working together with group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/>
          <table:table-cell table:number-columns-repeated="1022"/>
        </table:table-row>
        <table:table-row table:style-name="ro4">
          <table:table-cell table:style-name="ce8" office:value-type="string">
            <text:p>If<text:span text:style-name="T4"> you were to give this student a </text:span><text:span text:style-name="T3">grade</text:span><text:span text:style-name="T4"> (A, B, C, D, F) based on their participation on this project, what would it be?</text:span>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8"/>
          <table:table-cell table:style-name="ce6" office:value-type="string">
            <text:p>Grade:</text:p>
          </table:table-cell>
          <table:table-cell table:number-columns-repeated="1022"/>
        </table:table-row>
        <table:table-row table:style-name="ro4">
          <table:table-cell table:style-name="ce8"/>
          <table:table-cell table:style-name="ce6"/>
          <table:table-cell table:number-columns-repeated="1022"/>
        </table:table-row>
        <table:table-row table:style-name="ro4">
          <table:table-cell table:style-name="ce6" office:value-type="string">
            <text:p>Please include any <text:span text:style-name="T3">additional comments</text:span><text:span text:style-name="T4"> you have on this student's performance in this group project.</text:span>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5"/>
          <table:table-cell table:style-name="ce5" office:value-type="string">
            <text:p>Comments:</text:p>
          </table:table-cell>
          <table:table-cell table:number-columns-repeated="1022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" svg:font-family="Helvetica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9">04/19/2014</text:date>, <text:time>14:2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LF-EVALUATION" style:display-name="PageStyle_SELF-EVALU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OUP_20_MEMBER_20_1" style:display-name="PageStyle_GROUP MEMBER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OUP_20_MEMBER_20_2" style:display-name="PageStyle_GROUP MEMBER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OUP_20_MEMBER_20_3" style:display-name="PageStyle_GROUP MEMBER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OUP_20_MEMBER_20_4" style:display-name="PageStyle_GROUP MEMBER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OUP_20_MEMBER_20_5" style:display-name="PageStyle_GROUP MEMBER 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4-04-19T14:24:59</dc:date>
    <dc:creator>Eugene  Steslicki</dc:creator>
    <meta:generator>OpenOffice.org/3.3$Unix OpenOffice.org_project/330m20$Build-9567</meta:generator>
    <meta:editing-duration>PT3M10S</meta:editing-duration>
    <meta:editing-cycles>1</meta:editing-cycles>
    <meta:document-statistic meta:table-count="7" meta:cell-count="244" meta:object-count="0"/>
  </office:meta>
</office:document-meta>
</file>